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onaco" svg:font-family="Monaco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8f4" officeooo:paragraph-rsid="001658f4"/>
    </style:style>
    <style:style style:name="P2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1658f4" officeooo:paragraph-rsid="001658f4"/>
    </style:style>
    <style:style style:name="P3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658f4" officeooo:paragraph-rsid="001658f4"/>
    </style:style>
    <style:style style:name="P4" style:family="paragraph" style:parent-style-name="Preformatted_20_Text">
      <style:text-properties officeooo:paragraph-rsid="0018c7d0"/>
    </style:style>
    <style:style style:name="P5" style:family="paragraph" style:parent-style-name="Preformatted_20_Text">
      <style:paragraph-properties fo:margin-left="0cm" fo:margin-right="0cm" fo:margin-top="0.953cm" fo:margin-bottom="0.247cm" loext:contextual-spacing="false" fo:text-align="start" style:justify-single-word="false" fo:orphans="2" fo:widows="2" fo:text-indent="0cm" style:auto-text-indent="false"/>
      <style:text-properties officeooo:rsid="001754d4" officeooo:paragraph-rsid="001754d4"/>
    </style:style>
    <style:style style:name="P6" style:family="paragraph" style:parent-style-name="Preformatted_20_Text">
      <loext:graphic-properties draw:fill="solid" draw:fill-color="#f7f7f7" draw:opacity="100%"/>
      <style:paragraph-properties fo:margin-left="0cm" fo:margin-right="0cm" fo:margin-top="0.476cm" fo:margin-bottom="0cm" loext:contextual-spacing="false" fo:line-height="175%" fo:text-align="start" style:justify-single-word="false" fo:orphans="2" fo:widows="2" fo:text-indent="0cm" style:auto-text-indent="false" fo:background-color="#f7f7f7" fo:padding="0.476cm" fo:border="0.06pt solid #eaeaea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officeooo:paragraph-rsid="00198028"/>
    </style:style>
    <style:style style:name="P8" style:family="paragraph" style:parent-style-name="Text_20_body">
      <style:text-properties officeooo:paragraph-rsid="001658f4"/>
    </style:style>
    <style:style style:name="P9" style:family="paragraph" style:parent-style-name="Text_20_body">
      <style:text-properties officeooo:paragraph-rsid="0018c7d0"/>
    </style:style>
    <style:style style:name="P10" style:family="paragraph" style:parent-style-name="Text_20_body">
      <style:text-properties officeooo:paragraph-rsid="00198028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/>
    </style:style>
    <style:style style:name="P12" style:family="paragraph" style:parent-style-name="Heading_20_3">
      <style:paragraph-properties fo:margin-left="0cm" fo:margin-right="0cm" fo:margin-top="0.953cm" fo:margin-bottom="0.247cm" loext:contextual-spacing="false" fo:text-align="start" style:justify-single-word="false" fo:orphans="2" fo:widows="2" fo:text-indent="0cm" style:auto-text-indent="false"/>
      <style:text-properties officeooo:rsid="001754d4" officeooo:paragraph-rsid="001754d4"/>
    </style:style>
    <style:style style:name="T1" style:family="text">
      <style:text-properties officeooo:rsid="001658f4"/>
    </style:style>
    <style:style style:name="T2" style:family="text">
      <style:text-properties fo:font-variant="normal" fo:text-transform="none" fo:color="#292929" style:font-name="Menl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Monaco" fo:font-size="13.5pt" fo:letter-spacing="normal" fo:font-style="normal" fo:font-weight="normal" fo:background-color="#f7f7f7" loext:char-shading-value="0" loext:padding="0cm" loext:border="none"/>
    </style:style>
    <style:style style:name="T4" style:family="text">
      <style:text-properties fo:font-variant="normal" fo:text-transform="none" fo:color="#000000" style:font-name="Monaco" fo:font-size="13.5pt" fo:letter-spacing="normal" fo:font-style="normal" fo:font-weight="normal" officeooo:rsid="0018c7d0" fo:background-color="#f7f7f7" loext:char-shading-value="0" loext:padding="0cm" loext:border="none"/>
    </style:style>
    <style:style style:name="T5" style:family="text">
      <style:text-properties fo:font-variant="normal" fo:text-transform="none" fo:color="#000000" style:font-name="Monaco" fo:font-size="13.5pt" fo:letter-spacing="normal" fo:font-style="normal" fo:font-weight="normal" officeooo:rsid="00198028" fo:background-color="#f7f7f7" loext:char-shading-value="0" loext:padding="0cm" loext:border="none"/>
    </style:style>
    <style:style style:name="T6" style:family="text">
      <style:text-properties fo:font-variant="normal" fo:text-transform="none" fo:color="#000000" fo:font-size="13.5pt" fo:letter-spacing="normal" fo:font-style="normal" fo:font-weight="normal" officeooo:rsid="0018c7d0" fo:background-color="transparent" loext:char-shading-value="0" loext:padding="0cm" loext:border="none"/>
    </style:style>
    <style:style style:name="T7" style:family="text">
      <style:text-properties fo:font-variant="normal" fo:text-transform="none" fo:color="#000000" fo:font-size="13.5pt" fo:letter-spacing="normal" fo:font-style="normal" fo:font-weight="normal" officeooo:rsid="00198028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font-name="inherit" fo:font-size="9.75pt" fo:letter-spacing="normal" fo:font-style="normal" fo:font-weight="normal" officeooo:rsid="0018c7d0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inherit" fo:font-size="9.75pt" fo:letter-spacing="normal" fo:font-style="normal" fo:font-weight="normal" officeooo:rsid="00198028" fo:background-color="transparent" loext:char-shading-value="0" loext:padding="0cm" loext:border="none"/>
    </style:style>
    <style:style style:name="T10" style:family="text">
      <style:text-properties officeooo:rsid="001754d4"/>
    </style:style>
    <style:style style:name="T11" style:family="text">
      <style:text-properties officeooo:rsid="0017b37f"/>
    </style:style>
    <style:style style:name="T12" style:family="text">
      <style:text-properties officeooo:rsid="00198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ndo mongo db no docker</text:p>
      <text:p text:style-name="P1"/>
      <text:p text:style-name="P1">docker pull mongo</text:p>
      <text:p text:style-name="P1"/>
      <text:p text:style-name="P2">Executando o mongo</text:p>
      <text:p text:style-name="P2">docker run --name mongodb -p 27017:27017 mongo</text:p>
      <text:p text:style-name="P2"/>
      <text:p text:style-name="P2">Executando o container</text:p>
      <text:p text:style-name="P3"><text:bookmark text:name="7c31"/>docker exec -it mongodb bash</text:p>
      <text:p text:style-name="Text_20_body"><text:line-break/><text:span text:style-name="T1">Abrindo a administração do mongo</text:span></text:p>
      <text:p text:style-name="P11">mongo</text:p>
      <text:p text:style-name="P2"/>
      <text:p text:style-name="P2">Exibir databases</text:p>
      <text:p text:style-name="P3"><text:bookmark text:name="51e1"/>show dbs</text:p>
      <text:p text:style-name="Text_20_body"/>
      <text:p text:style-name="P8"><text:span text:style-name="T1">create user</text:span></text:p>
      <text:p text:style-name="P8"><text:span text:style-name="T1">use admin</text:span></text:p>
      <text:p text:style-name="P8"/>
      <text:p text:style-name="P8"><text:span text:style-name="T1">Criar usuario e senha</text:span></text:p>
      <text:p text:style-name="P8"><text:line-break/><text:span text:style-name="T2">db.createUser({</text:span><text:line-break/><text:span text:style-name="T2">user: "admin", </text:span><text:line-break/><text:span text:style-name="T2">pwd: "secure", </text:span><text:line-break/><text:span text:style-name="T2">roles: [ { role: "root", db: "admin" } ]</text:span><text:line-break/><text:span text:style-name="T2">})</text:span></text:p>
      <text:p text:style-name="P2"/>
      <text:p text:style-name="P2"/>
      <text:p text:style-name="P2">Inserindo dados de teste </text:p>
      <text:p text:style-name="P2"/>
      <text:p text:style-name="P2">db.inventory.insertOne(<text:line-break/>{ "item" : "canvas",<text:line-break/>"qty" : 100,<text:line-break/>"tags" : ["cotton"],<text:line-break/>"size" : { "h" : 28, "w" : 35.5, "uom" : "cm" }<text:line-break/>}<text:line-break/>)</text:p>
      <text:p text:style-name="P2"/>
      <text:p text:style-name="P2">Criando conexão com o container mongo no compass (Interface gráfica do Mongo)</text:p>
      <text:p text:style-name="P3"><text:bookmark text:name="6ab3"/>mongodb://admin:secure@localhost:27017/admin</text:p>
      <text:p text:style-name="Text_20_body"><text:line-break/><text:bookmark text:name="6ab31"/><text:span text:style-name="T2">mongodb://admin:secure@localhost:27017/admin</text:span></text:p>
      <text:p text:style-name="Text_20_body"><text:soft-page-break/><text:line-break/><text:span text:style-name="T10">Removendo todos os containers docker</text:span></text:p>
      <text:p text:style-name="P6"><text:span text:style-name="Source_20_Text"><text:span text:style-name="T3">docker container rm $(docker container ls –aq)</text:span></text:span></text:p>
      <text:h text:style-name="P12" text:outline-level="3">Removendo container docker</text:h>
      <text:p text:style-name="P5"><text:span text:style-name="Source_20_Text"><text:span text:style-name="T3">docker container rm [container_id]</text:span></text:span></text:p>
      <text:p text:style-name="Text_20_body"><text:line-break/><text:span text:style-name="T11">Removendo imagens docker</text:span></text:p>
      <text:p text:style-name="P6"><text:span text:style-name="Source_20_Text"><text:span text:style-name="T3">docker image ls</text:span></text:span></text:p>
      <text:p text:style-name="Text_20_body"><text:line-break/><text:span text:style-name="Source_20_Text"><text:span text:style-name="T3">docker image rm [image_id1] [image_id2]</text:span></text:span></text:p>
      <text:p text:style-name="Text_20_body"><text:span text:style-name="Source_20_Text"><text:span text:style-name="T3"/></text:span></text:p>
      <text:p text:style-name="P9"><text:span text:style-name="Source_20_Text"><text:span text:style-name="T4">Importando arquivo CSV para o mongodb</text:span></text:span></text:p>
      <text:p text:style-name="P4"><text:span text:style-name="Source_20_Text"><text:span text:style-name="T6"><text:s/></text:span></text:span><text:span text:style-name="Source_20_Text"><text:span text:style-name="T8">mongoimport -d mydb -c collectionName --type csv --file myfile.csv --headerline</text:span></text:span></text:p>
      <text:p text:style-name="Text_20_body"><text:line-break/><text:span text:style-name="Source_20_Text"><text:span text:style-name="T5">Conectando o Mongo DB ao Jupyter notebook</text:span></text:span></text:p>
      <text:p text:style-name="P7"><text:span text:style-name="Source_20_Text"><text:span text:style-name="T9">Para isso, instalar PYMONGO</text:span></text:span></text:p>
      <text:p text:style-name="P7"><text:span text:style-name="Source_20_Text"><text:span text:style-name="T9">pip install pymongo</text:span></text:span></text:p>
      <text:p text:style-name="Text_20_body"/>
      <text:p text:style-name="P10"><text:span text:style-name="T12">“To do” sobre como configurar o mongodb no Jupyter Notebook</text:span></text:p>
      <text:p text:style-name="Text_20_body"><text:a xlink:type="simple" xlink:href="https://medium.com/@pragya_paudyal/connecting-mongodb-to-jupyter-notebook-e3f636a85830" text:style-name="Internet_20_link" text:visited-style-name="Visited_20_Internet_20_Link">https://medium.com/@pragya_paudyal/connecting-mongodb-to-jupyter-notebook-e3f636a85830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onaco" svg:font-family="Monaco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21:42:14.755442469</meta:creation-date>
    <dc:date>2021-01-23T23:20:56.021213887</dc:date>
    <meta:editing-duration>PT22M1S</meta:editing-duration>
    <meta:editing-cycles>1</meta:editing-cycles>
    <meta:document-statistic meta:table-count="0" meta:image-count="0" meta:object-count="0" meta:page-count="2" meta:paragraph-count="33" meta:word-count="178" meta:character-count="1250" meta:non-whitespace-character-count="1097"/>
    <meta:generator>LibreOffice/6.2.7.1$Linux_X86_64 LibreOffice_project/20$Build-1</meta:generator>
  </office:meta>
</office:document-meta>
</file>